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 style:text-autospace="none"/>
      <style:text-properties style:font-name-complex="LiberationSans"/>
    </style:style>
    <style:style style:name="P3" style:family="paragraph" style:parent-style-name="Standard">
      <style:paragraph-properties fo:margin-top="0cm" fo:margin-bottom="0cm"/>
      <style:text-properties fo:font-weight="bold" style:font-weight-asian="bold"/>
    </style:style>
    <style:style style:name="P4" style:family="paragraph" style:parent-style-name="Standard" style:list-style-name="WW8Num2">
      <style:paragraph-properties fo:margin-top="0cm" fo:margin-bottom="0cm"/>
    </style:style>
    <style:style style:name="P5" style:family="paragraph" style:parent-style-name="Standard" style:list-style-name="WW8Num2">
      <style:paragraph-properties fo:margin-top="0cm" fo:margin-bottom="0cm" fo:line-height="100%" style:text-autospace="none"/>
      <style:text-properties style:font-name-complex="LiberationSans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tema3 iterativas for</text:span><text:span text:style-name="T2">:</text:span></text:p>
      <text:p text:style-name="P3"/>
      <text:list xml:id="list8898773280925148460" text:style-name="WW8Num2">
        <text:list-item>
          <text:p text:style-name="P4">Programa que lee 10 números e indica si todos los números leídos son iguales o no.</text:p>
        </text:list-item>
      </text:list>
      <text:p text:style-name="P1"/>
      <text:list xml:id="list37778617" text:continue-numbering="true" text:style-name="WW8Num2">
        <text:list-item>
          <text:p text:style-name="P4">Programa que lea u obtenga 20 números y averigüe la media aritmética de todos ellos.</text:p>
        </text:list-item>
      </text:list>
      <text:p text:style-name="P2"/>
      <text:list xml:id="list37789832" text:continue-numbering="true" text:style-name="WW8Num2">
        <text:list-item>
          <text:p text:style-name="P5">Programa que obtenga o lea 40 números. Al finalizar mostrará el máximo introducido, y cuántas veces se repite dicho máximo.</text:p>
        </text:list-item>
      </text:list>
      <text:p text:style-name="P2"/>
      <text:list xml:id="list37795654" text:continue-numbering="true" text:style-name="WW8Num2">
        <text:list-item>
          <text:p text:style-name="P5">Programa que lee 9 números, y en el caso en el que el primero introducido sea igual al último, nos muestra la media. En caso contrario, no se mostrará nad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2z0" style:family="text">
      <style:text-properties style:font-name-complex="LiberationSan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4T20:29:13.86</meta:creation-date>
    <dc:date>2021-10-20T17:55:16.14</dc:date>
    <meta:editing-duration>PT8M59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5" meta:word-count="89" meta:character-count="489"/>
  </office:meta>
</office:document-meta>
</file>